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8E04991E225ABB30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.25cm, 13.932cm, 5.024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999cm" svg:height="3.249cm" svg:x="1cm" svg:y="9.25cm">
          <draw:image xlink:href="Pictures/100000000000028000000168E04991E225ABB3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02T00:57:04.465248424</dc:date>
    <meta:editing-duration>PT5M9S</meta:editing-duration>
    <meta:editing-cycles>1</meta:editing-cycles>
    <meta:document-statistic meta:object-count="1"/>
    <meta:generator>LibreOffice/7.3.7.2$Linux_X86_64 LibreOffice_project/30$Build-2</meta:generator>
  </office:meta>
</office:document-meta>
</file>